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4fc" officeooo:paragraph-rsid="000614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lane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6:24:13.402707707</meta:creation-date>
    <dc:date>2023-02-26T16:24:39.593788996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7.2$Linux_X86_64 LibreOffice_project/30$Build-2</meta:generator>
  </office:meta>
</office:document-meta>
</file>